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0c1c7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style:text-position="0% 100%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0343ab"/>
    </style:style>
    <style:style style:name="T1" style:family="text">
      <style:text-properties fo:background-color="#f6f9d4" loext:char-shading-value="0"/>
    </style:style>
    <style:style style:name="T2" style:family="text">
      <style:text-properties officeooo:rsid="0000c1c7" fo:background-color="#f6f9d4" loext:char-shading-value="0"/>
    </style:style>
    <style:style style:name="T3" style:family="text">
      <style:text-properties fo:background-color="#f6f9d4" loext:char-shading-value="0"/>
    </style:style>
    <style:style style:name="T4" style:family="text">
      <style:text-properties officeooo:rsid="000343ab" fo:background-color="#f6f9d4" loext:char-shading-value="0"/>
    </style:style>
    <style:style style:name="T5" style:family="text">
      <style:text-properties officeooo:rsid="000343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TUP EC2 INSTANCES ENVIRONMENT</text:p>
      <text:p text:style-name="P1"/>
      <text:p text:style-name="Standard">1. Connect to new Created Instances</text:p>
      <text:p text:style-name="Standard">2. <text:span text:style-name="T1">sudo apt-get update</text:span> -- this will update upto now in ubuntu server</text:p>
      <text:p text:style-name="Standard">3. After update Close console</text:p>
      <text:p text:style-name="Standard">4. Once again connect to instance</text:p>
      <text:p text:style-name="Standard">5. Get a message in terminal All the update are getting successfully</text:p>
      <text:p text:style-name="Standard">6. <text:span text:style-name="T1">sudo apt-get install curl</text:span> -- this will helps to setup node js environment</text:p>
      <text:p text:style-name="Standard">7. <text:span text:style-name="T1">curl -sL https://deb.nodesource.com/setup_14.x | sudo -E bash -</text:span></text:p>
      <text:p text:style-name="Standard">8. This is the command install node js inside ubuntu server</text:p>
      <text:p text:style-name="Standard">9. <text:span text:style-name="T1">sudo apt-get install -y nodejs</text:span> -to get nodejs and npm with that</text:p>
      <text:p text:style-name="Standard">10. Check installed node and npm using <text:span text:style-name="T1">node -v</text:span> and <text:span text:style-name="T1">npm -v</text:span></text:p>
      <text:p text:style-name="Standard">11. <text:span text:style-name="T1">sudo apt-get install nginx -y</text:span> -- If you want to setup using nginx environment then install</text:p>
      <text:p text:style-name="Standard">that also</text:p>
      <text:p text:style-name="Standard">12. Check installed nginx version using -- <text:span text:style-name="T1">nginx -v</text:span></text:p>
      <text:p text:style-name="Standard">13. After all installation go to html folder using -- <text:span text:style-name="T1">cd /var/www/html/</text:span></text:p>
      <text:p text:style-name="Standard">14. Check folders or other list using command -- <text:span text:style-name="T5">l</text:span><text:span text:style-name="T1">s</text:span></text:p>
      <text:p text:style-name="Standard">15. Go to your EC2 instances Dashboard and go to security group and click security group</text:p>
      <text:p text:style-name="Standard">link</text:p>
      <text:p text:style-name="Standard">16. Inside it click -- <text:span text:style-name="T4">ed</text:span><text:span text:style-name="T1">it inbound </text:span><text:span text:style-name="T4">r</text:span><text:span text:style-name="T1">ules</text:span></text:p>
      <text:p text:style-name="Standard">17. Add rule click and set type as <text:span text:style-name="T1">HTTP</text:span> and select source as <text:span text:style-name="T1">Anywhere custom ip</text:span><text:span text:style-name="T2">v</text:span><text:span text:style-name="T1">4</text:span> and click</text:p>
      <text:p text:style-name="P3">save rules</text:p>
      <text:p text:style-name="Standard">18. After doing all this stuff then get instances public ip address and open it with new tab</text:p>
      <text:p text:style-name="Standard">and it will show nginx welcome template</text:p>
      <text:p text:style-name="Standard"/>
      <text:p text:style-name="P2">update nvm --&gt; <text:span text:style-name="T1">curl -o- https://raw.githubusercontent.com/nvm-sh/nvm/v0.35.3/install.sh | bash</text:span></text:p>
      <text:p text:style-name="P2"><text:tab/><text:tab/><text:tab/>--&gt; <text:span text:style-name="T1">nvm ls</text:span></text:p>
      <text:p text:style-name="P2"><text:tab/><text:tab/><text:tab/><text:tab/>--&gt; <text:span text:style-name="T1">nvm install v14.19.3</text:span></text:p>
      <text:p text:style-name="P2"/>
      <text:p text:style-name="P4">Install React And Run forever</text:p>
      <text:p text:style-name="Standard"><text:tab/><text:tab/><text:tab/><text:tab/><text:tab/><text:tab/></text:p>
      <text:p text:style-name="Standard">1. <text:span text:style-name="T1">npx create-react-app react_hosting</text:span> create react application with your given any</text:p>
      <text:p text:style-name="Standard">name</text:p>
      <text:p text:style-name="Standard">2. cd react_hosting navigate to created application inside /var/www/html folder</text:p>
      <text:p text:style-name="Standard">3. Before start application you must go to your instances security group again and</text:p>
      <text:p text:style-name="Standard">setup inbound rules</text:p>
      <text:p text:style-name="P6">4. Inside security group click <text:span text:style-name="T1">Add rule</text:span> and set type as</text:p>
      <text:p text:style-name="P6"><text:tab/><text:tab/>Custome TCP <text:span text:style-name="T5">with</text:span> port as 3000 and add another rule with</text:p>
      <text:p text:style-name="P6"><text:span text:style-name="T5"><text:tab/><text:tab/>C</text:span>ustom TCP with port 8080 (To nodejs port) and select source</text:p>
      <text:p text:style-name="P6"><text:tab/><text:tab/>as <text:span text:style-name="T1">Anywhere custom ip</text:span><text:span text:style-name="T2">v</text:span><text:span text:style-name="T1">4</text:span></text:p>
      <text:p text:style-name="Standard">5. Then inside react_<text:span text:style-name="T5">h</text:span>osting give command <text:span text:style-name="T3">npm start</text:span> to start project with port 3000</text:p>
      <text:p text:style-name="Standard">6. To start Forever run inside react install pm2 globally <text:line-break/><text:tab/><text:span text:style-name="T1">npm install pm2 -g</text:span></text:p>
      <text:p text:style-name="Standard">7. navigate to the project folder and execute, space is required after –<text:line-break/><text:tab/><text:span text:style-name="T1">pm2 start npm -- start</text:span></text:p>
      <text:p text:style-name="Standard">8. to see running instances <text:span text:style-name="T1">pm2 ps</text:span></text:p>
      <text:p text:style-name="Standard">9. This is the react forever run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4T18:30:52.716480085</meta:creation-date>
    <dc:date>2023-03-15T11:32:05.914309281</dc:date>
    <meta:editing-duration>PT46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2" meta:word-count="383" meta:character-count="2189" meta:non-whitespace-character-count="1827"/>
  </office:meta>
</office:document-meta>
</file>